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8mm"/>
    </style:style>
    <style:style style:name="co2" style:family="table-column">
      <style:table-column-properties fo:break-before="auto" style:column-width="11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9pt" style:font-size-asian="9pt" style:font-size-complex="9pt"/>
    </style:style>
    <style:style style:name="ce4" style:family="table-cell" style:parent-style-name="Default">
      <style:table-cell-properties fo:background-color="#6699cc" style:text-align-source="fix" style:repeat-content="false"/>
      <style:paragraph-properties fo:text-align="center" fo:margin-left="0mm"/>
      <style:text-properties style:font-name="Ubuntu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0" table:default-cell-style-name="ce3"/>
        <table:table-column table:style-name="co3" table:number-columns-repeated="1013" table:default-cell-style-name="ce2"/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'n_tokens_title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num_keywords',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/>'kw_avg_max',</text:p>
          </table:table-cell>
          <table:table-cell table:number-columns-repeated="6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/>'global_subjectivity',</text:p>
          </table:table-cell>
          <table:table-cell table:number-columns-repeated="7"/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'global_rate_positive_words',</text:p>
          </table:table-cell>
          <table:table-cell table:number-columns-repeated="7"/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'rate_positive_words',</text:p>
          </table:table-cell>
          <table:table-cell table:number-columns-repeated="7"/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'max_positive_polarity',</text:p>
          </table:table-cell>
          <table:table-cell table:number-columns-repeated="7"/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'min_negative_polarity',</text:p>
          </table:table-cell>
          <table:table-cell table:number-columns-repeated="7"/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'max_negative_polarity',</text:p>
          </table:table-cell>
          <table:table-cell table:number-columns-repeated="7"/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'title_sentiment_polarit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abs_title_subjectivit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data_channel_n',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'ln_n_tokens_content',</text:p>
          </table:table-cell>
          <table:table-cell table:number-columns-repeated="7"/>
          <table:table-cell office:value-type="string" calcext:value-type="string">
            <text:p>l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'ln_num_hrefs',</text:p>
          </table:table-cell>
          <table:table-cell table:number-columns-repeated="7"/>
          <table:table-cell office:value-type="string" calcext:value-type="string">
            <text:p>l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'ln_num_imgs',</text:p>
          </table:table-cell>
          <table:table-cell office:value-type="string" calcext:value-type="string">
            <text:p>rs</text:p>
          </table:table-cell>
          <table:table-cell table:number-columns-repeated="3"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'ln_num_videos'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ln_kw_min_min',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ome distributional difference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<text:s/>'ln_kw_avg_min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kw_min_max',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-r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-r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'ln_kw_avg_avg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self_reference_avg_sharess',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-rs</text:p>
          </table:table-cell>
          <table:table-cell table:number-columns-repeated="3"/>
          <table:table-cell office:value-type="string" calcext:value-type="string">
            <text:p>7-l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'ln_global_rate_negative_words',</text:p>
          </table:table-cell>
          <table:table-cell table:number-columns-repeated="7"/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'ln_min_positive_polarit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abs_title_sentiment_polarit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LDA_00'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'ln_LDA_01',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'ln_LDA_02',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/>'ln_LDA_03'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'ln_LDA_04',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/>'kmeans_labels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t1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t2'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8:19:28.871161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3:42:59.459921927</meta:creation-date>
    <dc:date>2017-12-01T00:22:58.874391281</dc:date>
    <meta:editing-duration>P1DT20H25M26S</meta:editing-duration>
    <meta:editing-cycles>2</meta:editing-cycles>
    <meta:generator>LibreOffice/5.1.6.2$Linux_X86_64 LibreOffice_project/10m0$Build-2</meta:generator>
    <meta:document-statistic meta:table-count="1" meta:cell-count="84" meta:object-count="0"/>
  </office:meta>
</office:document-meta>
</file>